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A80000043427BD5D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isplay" svg:font-family="'Noto Sans Display'" style:font-family-generic="swiss"/>
    <style:font-face style:name="Noto Sans Display1" svg:font-family="'Noto Sans Display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ktivitas Pembelajaran di LMS</text:h>
      <text:p text:style-name="Text_20_body"><text:span text:style-name="T1"/></text:p>
      <text:p text:style-name="Text_20_body"><draw:frame draw:style-name="fr1" draw:name="Image1" text:anchor-type="char" svg:y="-0.55mm" svg:width="243.29mm" svg:height="133.54mm" draw:z-index="0"><draw:image xlink:href="Pictures/10000001000007A80000043427BD5D7C.png" xlink:type="simple" xlink:show="embed" xlink:actuate="onLoad" draw:mime-type="image/png"/></draw:frame><text:span text:style-name="T1"/></text:p>
      <text:p text:style-name="Text_20_body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isplay" svg:font-family="'Noto Sans Display'" style:font-family-generic="swiss"/>
    <style:font-face style:name="Noto Sans Display1" svg:font-family="'Noto Sans Display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Display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ans Display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Display" style:font-family-asian="'Noto Sans Display'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4-01-10T11:56:11.270468797</meta:creation-date>
    <dc:date>2024-01-10T12:11:02.590376189</dc:date>
    <dc:creator>Mifta Nur Farid</dc:creator>
    <meta:editing-duration>PT14M51S</meta:editing-duration>
    <meta:editing-cycles>1</meta:editing-cycles>
    <meta:document-statistic meta:table-count="0" meta:image-count="1" meta:object-count="0" meta:page-count="1" meta:paragraph-count="1" meta:word-count="4" meta:character-count="29" meta:non-whitespace-character-count="26"/>
    <meta:generator>LibreOffice/7.6.4.1$Linux_X86_64 LibreOffice_project/60$Build-1</meta:generator>
  </office:meta>
</office:document-meta>
</file>